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1" svg:font-family="Mangal"/>
    <style:font-face style:name="Mangal2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App restauran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>El objetivo de la aplicación es poder agilizar el funcionamiento del restaurante</text:p>
            <text:p><text:span text:style-name="T2">Que se podra hacer desde la aplicación</text:span></text:p>
            <text:p>-Revisar el listado de productos </text:p>
            <text:p>-Poder ver las redes sociales del restaurante</text:p>
            <text:p>-Revisar la lista de promociones </text:p>
            <text:p>-Utilizar cupones de descuento online</text:p>
            <text:p>-Tener un perfil para poder comprar a domicil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Listado de producto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listado de productos se podrá revisar los diferentes productos que se han subido, con el código se podrán pedir en el local, y si se quiere pedir a domicilio, habría que agregarlos a la ce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Menú principal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menú principal se podrán ver las distintas redes sociales del restaurante.</text:p>
              </text:list-item>
              <text:list-item>
                <text:p>Se podrán ver las distintas promociones que hay al momento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upones de descuento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cupones se podrán usar únicamente para compras online, se podrán agregar en la ventana correspondiente, y usarlos en el apartado de la cesta al pagar</text:p>
                <text:p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 haber un listado de productos / promociones / redes sociales, etc. he decidido crear una página web aparte de la aplicación para poder gestionar dichos datos. (Subir productos / promociones, editarlos, borrarlos…)</text:p>
              </text:list-item>
              <text:list-item>
                <text:p>Los cupones también tienen su página para editar y en agregarles una fecha de caducidad.</text:p>
              </text:list-item>
              <text:list-item>
                <text:p>Las redes sociales también se pueden editar desde la página web de gestión</text:p>
                <text:p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 decidido utilizar ionic porque me parecía más sencillo de hacer, visualmente me parece que puede quedar mejor que con Android Studio</text:p>
              </text:list-item>
              <text:list-item>
                <text:p>De base de datos he usado mongoDB, me parece más sencilla de utilizar que MySQL, y también esta la ventaja de que no hay que tenerla instalada en la máquina, funciona de manera online</text:p>
                <text:p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1" svg:font-family="Mangal"/>
    <style:font-face style:name="Mangal2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2" style:font-family-asian="Mang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09T00:52:48.686000000</dc:date>
    <meta:editing-duration>PT1H2M18S</meta:editing-duration>
    <meta:editing-cycles>4</meta:editing-cycles>
    <meta:document-statistic meta:object-count="45"/>
  </office:meta>
</office:document-meta>
</file>